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style:page-number="0" style:width="16.942cm"/>
    </style:style>
    <style:style style:name="IdentificativoPreventivo.A" style:family="table-column">
      <style:table-column-properties style:column-width="3.387cm" style:rel-column-width="13103*"/>
    </style:style>
    <style:style style:name="IdentificativoPreventivo.B" style:family="table-column">
      <style:table-column-properties style:column-width="3.388cm" style:rel-column-width="13109*"/>
    </style:style>
    <style:style style:name="IdentificativoPreventivo.E" style:family="table-column">
      <style:table-column-properties style:column-width="3.39cm" style:rel-column-width="13111*"/>
    </style:style>
    <style:style style:name="IdentificativoPreventivo.A1" style:family="table-cell">
      <style:table-cell-properties fo:border="none" fo:padding="0cm"/>
    </style:style>
    <style:style style:name="Table2" style:family="table">
      <style:table-properties fo:margin-bottom="0cm" fo:margin-top="0.508cm" table:align="margins" style:width="16.942cm"/>
    </style:style>
    <style:style style:name="Table2.A" style:family="table-column">
      <style:table-column-properties style:column-width="2.817cm" style:rel-column-width="10899*"/>
    </style:style>
    <style:style style:name="Table2.B" style:family="table-column">
      <style:table-column-properties style:column-width="2.822cm" style:rel-column-width="10920*"/>
    </style:style>
    <style:style style:name="Table2.C" style:family="table-column">
      <style:table-column-properties style:column-width="4.845cm" style:rel-column-width="18743*"/>
    </style:style>
    <style:style style:name="Table2.D" style:family="table-column">
      <style:table-column-properties style:column-width="1.284cm" style:rel-column-width="4965*"/>
    </style:style>
    <style:style style:name="Table2.E" style:family="table-column">
      <style:table-column-properties style:column-width="0.041cm" style:rel-column-width="156*"/>
    </style:style>
    <style:style style:name="Table2.F" style:family="table-column">
      <style:table-column-properties style:column-width="2.263cm" style:rel-column-width="8751*"/>
    </style:style>
    <style:style style:name="Table2.H" style:family="table-column">
      <style:table-column-properties style:column-width="2.829cm" style:rel-column-width="10945*"/>
    </style:style>
    <style:style style:name="Table2.A1" style:family="table-cell">
      <style:table-cell-properties fo:border="none" fo:padding="0.097cm"/>
    </style:style>
    <style:style style:name="Table2.4" style:family="table-row">
      <style:table-row-properties style:min-row-height="0.217cm"/>
    </style:style>
    <style:style style:name="Table2.9" style:family="table-row">
      <style:table-row-properties style:min-row-height="0.397cm"/>
    </style:style>
    <style:style style:name="Table1" style:family="table">
      <style:table-properties fo:margin-bottom="0cm" fo:margin-top="0.254cm" table:align="right" style:may-break-between-rows="false" style:width="16.942cm"/>
    </style:style>
    <style:style style:name="Table1.A" style:family="table-column">
      <style:table-column-properties style:column-width="3.043cm"/>
    </style:style>
    <style:style style:name="Table1.B" style:family="table-column">
      <style:table-column-properties style:column-width="6.272cm"/>
    </style:style>
    <style:style style:name="Table1.C" style:family="table-column">
      <style:table-column-properties style:column-width="0.113cm"/>
    </style:style>
    <style:style style:name="Table1.D" style:family="table-column">
      <style:table-column-properties style:column-width="4.713cm"/>
    </style:style>
    <style:style style:name="Table1.E" style:family="table-column">
      <style:table-column-properties style:column-width="2.801cm"/>
    </style:style>
    <style:style style:name="Table1.A1" style:family="table-cell">
      <style:table-cell-properties fo:border="none" fo:padding="0.097cm" style:vertical-align="bottom"/>
    </style:style>
    <style:style style:name="Table1.E1" style:family="table-cell">
      <style:table-cell-properties fo:border="none" fo:padding="0.097cm"/>
    </style:style>
    <style:style style:name="Table1.3" style:family="table-row">
      <style:table-row-properties style:min-row-height="0.374cm"/>
    </style:style>
    <style:style style:name="Table1.11" style:family="table-row">
      <style:table-row-properties style:min-row-height="1.441cm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style-name="IdentificativoPreventivo.B"/>
        <table:table-column table:style-name="IdentificativoPreventivo.A"/>
        <table:table-column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0/06/2009
</text:p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Preventivo
</text:p>
          </table:table-cell>
          <table:table-cell office:value-type="string" table:style-name="IdentificativoPreventivo.A1">
            <text:p text:style-name="Table_20_Contents">
<text:span text:style-name="Strong Emphasis">n.059/2009</text:span>
</text:p>
          </table:table-cell>
          <table:table-cell office:value-type="string" table:number-columns-spanned="3" table:style-name="IdentificativoPreventivo.A1">
            <text:p text:style-name="Table_20_Contents">
<text:span text:style-name="Strong Emphasis">MARS ITALIA</text:span>
</text:p>
          </table:table-cell>
          <table:covered-table-cell/>
          <table:covered-table-cell/>
        </table:table-row>
        <table:table-row>
          <table:table-cell office:value-type="string" table:style-name="IdentificativoPreventivo.A1">
            <text:p text:style-name="Table_20_Contents">
Job:
</text:p>
          </table:table-cell>
          <table:table-cell office:value-type="string" table:style-name="IdentificativoPreventivo.A1">
            <text:p text:style-name="Table_20_Contents">
<text:span text:style-name="Strong Emphasis">n.009/2009</text:span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Da:
</text:p>
          </table:table-cell>
          <table:table-cell office:value-type="string" table:style-name="IdentificativoPreventivo.A1">
            <text:p text:style-name="Table_20_Contents">
Roberto Masi
</text:p>
          </table:table-cell>
          <table:table-cell office:value-type="string" table:style-name="IdentificativoPreventivo.A1">
            <text:p text:style-name="Table_20_Contents">
c.a.
</text:p>
          </table:table-cell>
          <table:table-cell office:value-type="string" table:number-columns-spanned="2" table:style-name="IdentificativoPreventivo.A1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P16">
Oggetto:
</text:p>
          </table:table-cell>
          <table:table-cell office:value-type="string" table:number-columns-spanned="4" table:style-name="IdentificativoPreventivo.A1">
            <text:p text:style-name="P6">
PREVENTIVO MARS ICE CREAM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Grafic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213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123
</text:p>
          </table:table-cell>
          <table:covered-table-cell/>
          <table:table-cell office:value-type="string" table:number-columns-spanned="2" table:style-name="Table2.A1">
            <text:p text:style-name="P17">
€15.129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ersonal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Pippo2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30
</text:p>
          </table:table-cell>
          <table:covered-table-cell/>
          <table:table-cell office:value-type="string" table:number-columns-spanned="2" table:style-name="Table2.A1">
            <text:p text:style-name="P17">
€3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15.429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1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5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3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6T16:43:47</dc:date>
    <meta:editing-cycles>192</meta:editing-cycles>
    <meta:editing-duration>PT8H37M40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2" meta:paragraph-count="53" meta:word-count="133" meta:character-count="1172"/>
  </office:meta>
</office:document-meta>
</file>